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Výchozí-title">
      <style:graphic-properties fo:min-height="2.629cm"/>
      <style:paragraph-properties style:writing-mode="lr-tb"/>
    </style:style>
    <style:style style:name="pr2" style:family="presentation" style:parent-style-name="Výchozí-subtitle">
      <style:graphic-properties draw:fill-color="#ffffff" fo:min-height="9.134cm"/>
      <style:paragraph-properties style:writing-mode="lr-tb"/>
    </style:style>
    <style:style style:name="pr3" style:family="presentation" style:parent-style-name="Výchozí-notes">
      <style:graphic-properties draw:fill-color="#ffffff" fo:min-height="13.364cm"/>
      <style:paragraph-properties style:writing-mode="lr-tb"/>
    </style:style>
    <style:style style:name="pr4" style:family="presentation" style:parent-style-name="Výchozí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Manipulace s objekty pomocí rozpoznávání ukazovacích ges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ada Kudláčková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íl diplomové prá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 goal was to implement gesture control using the devices available</text:p>
              </text:list-item>
              <text:list-item>
                <text:p>in the robotics lab.</text:p>
              </text:list-item>
              <text:list-item>
                <text:p>The implementation should provide several different types of gestures that</text:p>
              </text:list-item>
              <text:list-item>
                <text:p>would be compared for accuracy. The metric for comparison is the average distance</text:p>
              </text:list-item>
              <text:list-item>
                <text:p>between the correct coordinates (of the selected object or location)</text:p>
              </text:list-item>
              <text:list-item>
                <text:p>and the coordinates determined by the gesture. The user should be able to select</text:p>
              </text:list-item>
              <text:list-item>
                <text:p>the gesture type.</text:p>
              </text:list-item>
              <text:list-item>
                <text:p>I aimed also to demonstrate the designed control with a real mobile robotic</text:p>
              </text:list-item>
              <text:list-item>
                <text:p>manipulator. This objective includes designing the robotic system and the im-</text:p>
              </text:list-item>
              <text:list-item>
                <text:p>plementation of the interfaces necessary to control the movements of the mobile</text:p>
              </text:list-item>
              <text:list-item>
                <text:p>robot, the robotic arm and the gripp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Použité prostředk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proposed robotic system contains two main components: a vision system</text:p>
              </text:list-item>
              <text:list-item>
                <text:p>and a mobile robotic manipulator. The vision system is static, camera remains</text:p>
              </text:list-item>
              <text:list-item>
                <text:p>at the designated location during the task.</text:p>
              </text:list-item>
              <text:list-item>
                <text:p>The robot starts at the initial position where it waits for messages</text:p>
              </text:list-item>
              <text:list-item>
                <text:p>from the vision system. Once the object and target position are selected</text:p>
              </text:list-item>
              <text:list-item>
                <text:p>and a result message is received, the robot navigates to the object, moves it to</text:p>
              </text:list-item>
              <text:list-item>
                <text:p>the target position and returns to the initial posi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obotix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U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ORBBEC Astra 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Úloha Pick &amp; Plac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Detekce předmětů a ges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Mobilní manipuláto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2.629cm" svg:x="1.201cm" svg:y="0.771cm" presentation:class="title" presentation:user-transformed="true">
          <draw:text-box>
            <text:p text:style-name="P2">Experiment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5.751cm" svg:height="0.963cm" svg:x="11.151cm" svg:y="6.309cm">
          <draw:text-box>
            <text:p>Použité prostředky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Možná zlepšení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4T01:39:17.171571348</meta:creation-date>
    <dc:date>2024-09-04T11:03:28.281210056</dc:date>
    <meta:editing-duration>PT1H55M5S</meta:editing-duration>
    <meta:editing-cycles>2</meta:editing-cycles>
    <meta:generator>LibreOffice/6.4.7.2$Linux_X86_64 LibreOffice_project/40$Build-2</meta:generator>
    <meta:document-statistic meta:object-count="66"/>
  </office:meta>
</office:document-meta>
</file>